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e6a39" style:font-name="Ubuntu" fo:font-size="18pt" fo:font-weight="bold" officeooo:rsid="0003f00e" officeooo:paragraph-rsid="0003f00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e6a39" style:font-name="Ubuntu" fo:font-size="18pt" fo:font-weight="bold" officeooo:rsid="0003f00e" officeooo:paragraph-rsid="000fd49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e6a39" style:font-name="Ubuntu" fo:font-size="12pt" fo:font-weight="bold" officeooo:rsid="0003f00e" officeooo:paragraph-rsid="0003f00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e6a39" style:font-name="Ubuntu" fo:font-size="14pt" fo:font-weight="bold" officeooo:rsid="00081291" officeooo:paragraph-rsid="000b9e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e6a39" style:font-name="Ubuntu" fo:font-size="14pt" fo:font-weight="bold" officeooo:rsid="00081291" officeooo:paragraph-rsid="000bf8c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081291" officeooo:paragraph-rsid="0008129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09ee69" officeooo:paragraph-rsid="0009ee6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0adc5a" officeooo:paragraph-rsid="000adc5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0e1a9d" officeooo:paragraph-rsid="000e1a9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0e1a9d" officeooo:paragraph-rsid="000e1a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officeooo:paragraph-rsid="000e1a9d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" fo:font-size="12pt" fo:font-style="normal" fo:font-weight="normal" officeooo:rsid="00081291" officeooo:paragraph-rsid="0008129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style:font-name="Ubuntu" fo:font-size="12pt" fo:font-weight="normal" officeooo:rsid="000e8a93" officeooo:paragraph-rsid="000e8a9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0e8a93" officeooo:paragraph-rsid="000e8a9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style:font-name="Ubuntu" fo:font-size="12pt" fo:font-weight="normal" officeooo:rsid="00091867" officeooo:paragraph-rsid="00091867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1e6a39" style:font-name="Ubuntu" fo:font-size="12pt" fo:font-weight="normal" officeooo:rsid="0009ee69" officeooo:paragraph-rsid="0009ee6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1e6a39" style:font-name="Ubuntu" fo:font-size="14pt" fo:font-weight="bold" officeooo:rsid="00081291" officeooo:paragraph-rsid="000b9ee0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adc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291" style:font-size-asian="12pt" style:font-weight-asian="bold" style:font-weight-complex="bold"/>
    </style:style>
    <style:style style:name="T3" style:family="text">
      <style:text-properties fo:font-style="italic" fo:font-weight="bold" officeooo:rsid="00081291" style:font-size-asian="12pt" style:font-style-asian="italic" style:font-weight-asian="bold" style:font-style-complex="italic" style:font-weight-complex="bold"/>
    </style:style>
    <style:style style:name="T4" style:family="text">
      <style:text-properties fo:font-style="normal" style:font-size-asian="12pt" style:font-style-asian="normal" style:font-style-complex="normal"/>
    </style:style>
    <style:style style:name="T5" style:family="text">
      <style:text-properties fo:font-style="normal" fo:font-weight="bold" officeooo:rsid="00081291" style:font-size-asian="12pt" style:font-style-asian="normal" style:font-weight-asian="bold" style:font-style-complex="normal" style:font-weight-complex="bold"/>
    </style:style>
    <style:style style:name="T6" style:family="text">
      <style:text-properties style:font-name="Ubuntu" fo:font-size="12pt" fo:font-weight="normal" officeooo:rsid="00081291" style:font-size-asian="12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0e1a9d" style:font-size-asian="12pt" style:font-weight-asian="normal" style:font-size-complex="12pt" style:font-weight-complex="normal"/>
    </style:style>
    <style:style style:name="T8" style:family="text">
      <style:text-properties style:font-name="Ubuntu" fo:font-size="12pt" fo:font-weight="bold" officeooo:rsid="000e1a9d" style:font-size-asian="12pt" style:font-weight-asian="bold" style:font-size-complex="12pt" style:font-weight-complex="bold"/>
    </style:style>
    <style:style style:name="T9" style:family="text">
      <style:text-properties fo:color="#000000" style:font-name="Ubuntu" fo:font-size="12pt" fo:font-weight="normal" officeooo:rsid="000adc5a" style:font-size-asian="12pt" style:font-weight-asian="normal" style:font-size-complex="12pt" style:font-weight-complex="normal"/>
    </style:style>
    <style:style style:name="T10" style:family="text">
      <style:text-properties fo:color="#000000" style:font-name="Ubuntu" fo:font-size="12pt" fo:font-weight="normal" officeooo:rsid="000e1a9d" style:font-size-asian="12pt" style:font-weight-asian="normal" style:font-size-complex="12pt" style:font-weight-complex="normal"/>
    </style:style>
    <style:style style:name="T11" style:family="text">
      <style:text-properties officeooo:rsid="000adc5a"/>
    </style:style>
    <style:style style:name="T12" style:family="text">
      <style:text-properties officeooo:rsid="000e1a9d"/>
    </style:style>
    <style:style style:name="T13" style:family="text">
      <style:text-properties officeooo:rsid="00081291" style:font-size-asian="12pt"/>
    </style:style>
    <style:style style:name="T14" style:family="text">
      <style:text-properties officeooo:rsid="000e8a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P2</text:p>
      <text:p text:style-name="P2">Analyse de données et visualisation</text:p>
      <text:p text:style-name="P3"/>
      <text:p text:style-name="P3"/>
      <text:p text:style-name="P3"/>
      <text:p text:style-name="P17">______________________________Objectifs______________________________</text:p>
      <text:p text:style-name="P4"/>
      <text:p text:style-name="P6">Analyser une base de données de votre choix avec Python (Numpy et Pandas) et utiliser des outils de visualisation (Matplotlib et Seaborn). Comme leur nom l’indique, ce sont des <text:span text:style-name="T1">outils </text:span>: aussi jolie soit une visualisation, elle doit répondre à une question/un besoin.</text:p>
      <text:p text:style-name="P11"><text:span text:style-name="T6">T</text:span><text:span text:style-name="T7">oujours savoir </text:span><text:span text:style-name="T8">ce</text:span><text:span text:style-name="T7"> que vous manipulez et </text:span><text:span text:style-name="T8">pourquoi</text:span><text:span text:style-name="T7"> vous le manipulez</text:span></text:p>
      <text:p text:style-name="P12"/>
      <text:p text:style-name="P12"/>
      <text:p text:style-name="P4">______________________________Sources_______________________________</text:p>
      <text:p text:style-name="P4"/>
      <text:p text:style-name="P7"><text:span text:style-name="T11">E</text:span>xemples de sites sur lesquels il y a de nombreux jeux de données disponibles :</text:p>
      <text:list xml:id="list3032141416" text:style-name="L1">
        <text:list-item>
          <text:p text:style-name="P16"><text:a xlink:type="simple" xlink:href="https://github.com/fivethirtyeight/data" text:style-name="Internet_20_link" text:visited-style-name="Visited_20_Internet_20_Link">https://github.com/fivethirtyeight/data</text:a></text:p>
        </text:list-item>
        <text:list-item>
          <text:p text:style-name="P16"><text:a xlink:type="simple" xlink:href="https://www.kdnuggets.com/datasets/index.html" text:style-name="Internet_20_link" text:visited-style-name="Visited_20_Internet_20_Link">https://www.kdnuggets.com/datasets/index.html</text:a></text:p>
        </text:list-item>
        <text:list-item>
          <text:p text:style-name="P16"><text:a xlink:type="simple" xlink:href="https://www.kaggle.com/datasets" text:style-name="Internet_20_link" text:visited-style-name="Visited_20_Internet_20_Link">https://www.kaggle.com/datasets</text:a></text:p>
        </text:list-item>
        <text:list-item>
          <text:p text:style-name="P16"><text:a xlink:type="simple" xlink:href="https://data.le64.fr/pages/home2/" text:style-name="Internet_20_link" text:visited-style-name="Visited_20_Internet_20_Link">https://data.le64.fr/pages/home2/</text:a></text:p>
        </text:list-item>
        <text:list-item>
          <text:p text:style-name="P18"><text:span text:style-name="T9">et il y en a e</text:span><text:span text:style-name="T10">nviron </text:span><text:span text:style-name="T9">1 234 567 890 autres sur la toile... À vous de trouver un domaine qui vous intéresse !</text:span></text:p>
        </text:list-item>
      </text:list>
      <text:p text:style-name="P8"/>
      <text:p text:style-name="P6"/>
      <text:p text:style-name="P4">______________________________Livrables______________________________</text:p>
      <text:p text:style-name="P4"/>
      <text:list xml:id="list3165814364" text:style-name="L2">
        <text:list-item>
          <text:p text:style-name="P13">Un rapport qui reprend vos analyses et résultats obtenus (5-6 visualisations maximum !) au format que vous voulez (notebook, <text:s/>pdf, page html etc...)</text:p>
        </text:list-item>
        <text:list-item>
          <text:p text:style-name="P15"><text:span text:style-name="T12">V</text:span>otre code Python évidemment</text:p>
        </text:list-item>
      </text:list>
      <text:p text:style-name="P6"/>
      <text:p text:style-name="P6"/>
      <text:p text:style-name="P4">______________________________Modalités_____________________________</text:p>
      <text:p text:style-name="P4"/>
      <text:p text:style-name="P6">8 groupes de 2 et 1 groupe de 3</text:p>
      <text:p text:style-name="P9">2 jours dédiés pendant la formation (peut-être <text:span text:style-name="T14">un </text:span>3<text:span text:style-name="T14">ème</text:span>)</text:p>
      <text:p text:style-name="P14">Présentation le 17 ou 18 décembre</text:p>
      <text:p text:style-name="P14"/>
      <text:p text:style-name="P14"/>
      <text:p text:style-name="P5">______________________________Évaluation____________________________</text:p>
      <text:p text:style-name="P5"/>
      <text:p text:style-name="P10">Présentation orale d’un dashboard : p<text:span text:style-name="T13">our intéresser vos auditeurs, </text:span><text:span text:style-name="T2">il est primordial de </text:span><text:span text:style-name="T3">« raconter une histoire »</text:span><text:span text:style-name="T5"> </text:span><text:span text:style-name="T4">et pas simplement de commenter une collection de graphiques vaguement liés les uns aux aut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6T13:30:41.992847104</meta:creation-date>
    <meta:editing-duration>PT33M53S</meta:editing-duration>
    <meta:editing-cycles>12</meta:editing-cycles>
    <meta:generator>LibreOffice/6.3.3.2.0$Linux_X86_64 LibreOffice_project/efd344762d9d19af2cac84c1651e18355008a6ed</meta:generator>
    <dc:date>2019-12-06T15:26:43.660961175</dc:date>
    <meta:document-statistic meta:table-count="0" meta:image-count="0" meta:object-count="0" meta:page-count="1" meta:paragraph-count="21" meta:word-count="200" meta:character-count="1565" meta:non-whitespace-character-count="1392"/>
  </office:meta>
</office:document-meta>
</file>